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9.821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30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5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2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21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70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1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9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9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87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4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8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397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52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6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235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147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4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984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3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48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84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91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55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486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1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4.41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6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207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24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66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38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35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29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67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4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531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4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9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514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89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855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86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05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608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79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031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11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34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05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664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71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14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9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98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449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56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25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68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76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027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82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205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46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2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79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3.681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4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6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18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61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7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66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7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189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5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364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7.073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694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876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587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657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358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805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71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4.552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266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14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633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942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5.028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0.352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3.348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72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097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36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726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.505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2.577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912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2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41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76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093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325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9.337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174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9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352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02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5.102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6.423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60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451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6.806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8.025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2.659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7.216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11.39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font-name="Liberation Serif2" fo:font-size="24pt" style:font-size-asian="24pt" style:font-name-complex="Liberation Serif2" style:font-size-complex="24pt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0.272cm" svg:height="0.945cm" svg:x="5.672cm" svg:y="2.036cm">
          <draw:text-box>
            <text:p text:style-name="P1"><text:span text:style-name="T1">Statement of <text:s/>Mohamad Delik</text:span></text:p>
          </draw:text-box>
        </draw:frame>
        <draw:frame draw:style-name="gr2" draw:layer="layout" svg:width="8.71cm" svg:height="0.475cm" svg:x="6.551cm" svg:y="2.991cm">
          <draw:text-box>
            <text:p text:style-name="P1"><text:span text:style-name="T2">Richmond, CA 3/25/15; translated by Adel Somaha</text:span></text:p>
          </draw:text-box>
        </draw:frame>
        <draw:frame draw:style-name="gr3" draw:layer="layout" svg:width="11.762cm" svg:height="0.475cm" svg:x="2.003cm" svg:y="3.965cm">
          <draw:text-box>
            <text:p text:style-name="P1"><text:span text:style-name="T2">Investigators Gerald Smith, Frank Runninghorse, and Steve Jacobson</text:span></text:p>
          </draw:text-box>
        </draw:frame>
        <draw:frame draw:style-name="gr4" draw:layer="layout" svg:width="5.349cm" svg:height="0.475cm" svg:x="2.003cm" svg:y="4.939cm">
          <draw:text-box>
            <text:p text:style-name="P1"><text:span text:style-name="T2">MD: I see the police shoot him.</text:span></text:p>
          </draw:text-box>
        </draw:frame>
        <draw:frame draw:style-name="gr5" draw:layer="layout" svg:width="9.51cm" svg:height="0.475cm" svg:x="2.003cm" svg:y="5.577cm">
          <draw:text-box>
            <text:p text:style-name="P1"><text:span text:style-name="T2">FR: Did you see the confrontation prior to the shooting?</text:span></text:p>
          </draw:text-box>
        </draw:frame>
        <draw:frame draw:style-name="gr6" draw:layer="layout" svg:width="17.308cm" svg:height="0.475cm" svg:x="2.003cm" svg:y="6.216cm">
          <draw:text-box>
            <text:p text:style-name="P1"><text:span text:style-name="T2">MD: The officer tackled Pedie and put him down, he tried to handcuff him while he was down. While </text:span></text:p>
          </draw:text-box>
        </draw:frame>
        <draw:frame draw:style-name="gr7" draw:layer="layout" svg:width="10.048cm" svg:height="0.475cm" svg:x="2.003cm" svg:y="6.703cm">
          <draw:text-box>
            <text:p text:style-name="P1"><text:span text:style-name="T2">he was down, the officer's knee was pushing his side down.</text:span></text:p>
          </draw:text-box>
        </draw:frame>
        <draw:frame draw:style-name="gr8" draw:layer="layout" svg:width="15.407cm" svg:height="0.475cm" svg:x="2.003cm" svg:y="7.341cm">
          <draw:text-box>
            <text:p text:style-name="P1"><text:span text:style-name="T2">FR: The officer had Pedie down and had his knee on him and tried to put his handcuffs on?</text:span></text:p>
          </draw:text-box>
        </draw:frame>
        <draw:frame draw:style-name="gr9" draw:layer="layout" svg:width="17.503cm" svg:height="0.475cm" svg:x="2.003cm" svg:y="7.98cm">
          <draw:text-box>
            <text:p text:style-name="P1"><text:span text:style-name="T2">MD: Yes. When Pedie was down on the ground one arm -- the right one -- was under his body. The left </text:span></text:p>
          </draw:text-box>
        </draw:frame>
        <draw:frame draw:style-name="gr10" draw:layer="layout" svg:width="10.213cm" svg:height="0.475cm" svg:x="2.003cm" svg:y="8.466cm">
          <draw:text-box>
            <text:p text:style-name="P1"><text:span text:style-name="T2">one was free. So the officer was dealing with only one hand.</text:span></text:p>
          </draw:text-box>
        </draw:frame>
        <draw:frame draw:style-name="gr11" draw:layer="layout" svg:width="12.888cm" svg:height="0.475cm" svg:x="2.003cm" svg:y="9.105cm">
          <draw:text-box>
            <text:p text:style-name="P1"><text:span text:style-name="T2">FR: So his left hand was free and his right hand was pinned under his body?</text:span></text:p>
          </draw:text-box>
        </draw:frame>
        <draw:frame draw:style-name="gr12" draw:layer="layout" svg:width="9.696cm" svg:height="0.475cm" svg:x="2.003cm" svg:y="9.744cm">
          <draw:text-box>
            <text:p text:style-name="P1"><text:span text:style-name="T2">MD: Then Pedie was trying to get up and resist handcuff.</text:span></text:p>
          </draw:text-box>
        </draw:frame>
        <draw:frame draw:style-name="gr13" draw:layer="layout" svg:width="17.219cm" svg:height="0.475cm" svg:x="2.003cm" svg:y="10.382cm">
          <draw:text-box>
            <text:p text:style-name="P1"><text:span text:style-name="T2">FR: He had his shin on Pedie's back. so Pedie was underneath the cop and the cop had his shin on his </text:span></text:p>
          </draw:text-box>
        </draw:frame>
        <draw:frame draw:style-name="gr14" draw:layer="layout" svg:width="0.904cm" svg:height="0.475cm" svg:x="2.003cm" svg:y="10.869cm">
          <draw:text-box>
            <text:p text:style-name="P1"><text:span text:style-name="T2">back.</text:span></text:p>
          </draw:text-box>
        </draw:frame>
        <draw:frame draw:style-name="gr15" draw:layer="layout" svg:width="17.469cm" svg:height="0.475cm" svg:x="2.003cm" svg:y="11.507cm">
          <draw:text-box>
            <text:p text:style-name="P1"><text:span text:style-name="T2">MD: The officer gave him a bearhug and Pedie was yelling from pain, screaming maybe 5 times. After </text:span></text:p>
          </draw:text-box>
        </draw:frame>
        <draw:frame draw:style-name="gr16" draw:layer="layout" svg:width="17.507cm" svg:height="0.475cm" svg:x="2.003cm" svg:y="11.994cm">
          <draw:text-box>
            <text:p text:style-name="P1"><text:span text:style-name="T2">the officer allowed Pedie to get up half way, he gave him a bear hug and started squeezing up to <text:s/>4 or 5 </text:span></text:p>
          </draw:text-box>
        </draw:frame>
        <draw:frame draw:style-name="gr17" draw:layer="layout" svg:width="17.084cm" svg:height="0.475cm" svg:x="2.003cm" svg:y="12.481cm">
          <draw:text-box>
            <text:p text:style-name="P1"><text:span text:style-name="T2">times and it was painful. And then Pedie managed to push the officer up. And the police backed up a </text:span></text:p>
          </draw:text-box>
        </draw:frame>
        <draw:frame draw:style-name="gr18" draw:layer="layout" svg:width="3.986cm" svg:height="0.475cm" svg:x="2.003cm" svg:y="12.968cm">
          <draw:text-box>
            <text:p text:style-name="P1"><text:span text:style-name="T2">few steps and shot him.</text:span></text:p>
          </draw:text-box>
        </draw:frame>
        <draw:frame draw:style-name="gr19" draw:layer="layout" svg:width="17.041cm" svg:height="0.475cm" svg:x="2.003cm" svg:y="13.606cm">
          <draw:text-box>
            <text:p text:style-name="P1"><text:span text:style-name="T2">FR: So the police stepped back a couple steps and then shot Pedie. How far away would you say the </text:span></text:p>
          </draw:text-box>
        </draw:frame>
        <draw:frame draw:style-name="gr20" draw:layer="layout" svg:width="5.366cm" svg:height="0.475cm" svg:x="2.003cm" svg:y="14.093cm">
          <draw:text-box>
            <text:p text:style-name="P1"><text:span text:style-name="T2">police was when he shot Pedie?</text:span></text:p>
          </draw:text-box>
        </draw:frame>
        <draw:frame draw:style-name="gr21" draw:layer="layout" svg:width="2.504cm" svg:height="0.475cm" svg:x="2.003cm" svg:y="14.732cm">
          <draw:text-box>
            <text:p text:style-name="P1"><text:span text:style-name="T2">MD: Five feet.</text:span></text:p>
          </draw:text-box>
        </draw:frame>
        <draw:frame draw:style-name="gr22" draw:layer="layout" svg:width="9.709cm" svg:height="0.475cm" svg:x="2.003cm" svg:y="15.37cm">
          <draw:text-box>
            <text:p text:style-name="P1"><text:span text:style-name="T2">FR: Where were Pedie's hands when the police shot him?</text:span></text:p>
          </draw:text-box>
        </draw:frame>
        <draw:frame draw:style-name="gr23" draw:layer="layout" svg:width="12.846cm" svg:height="0.475cm" svg:x="2.003cm" svg:y="16.009cm">
          <draw:text-box>
            <text:p text:style-name="P1"><text:span text:style-name="T2">AS: The main thing: Did Pedie try to reach for the officer's gun in any way?</text:span></text:p>
          </draw:text-box>
        </draw:frame>
        <draw:frame draw:style-name="gr24" draw:layer="layout" svg:width="4.345cm" svg:height="0.475cm" svg:x="2.003cm" svg:y="16.647cm">
          <draw:text-box>
            <text:p text:style-name="P1"><text:span text:style-name="T2">MD: No, I didn't see him.</text:span></text:p>
          </draw:text-box>
        </draw:frame>
        <draw:frame draw:style-name="gr25" draw:layer="layout" svg:width="5.332cm" svg:height="0.475cm" svg:x="2.003cm" svg:y="17.286cm">
          <draw:text-box>
            <text:p text:style-name="P1"><text:span text:style-name="T2">AS: His hands, how were they?</text:span></text:p>
          </draw:text-box>
        </draw:frame>
        <draw:frame draw:style-name="gr26" draw:layer="layout" svg:width="3.842cm" svg:height="0.475cm" svg:x="2.003cm" svg:y="17.924cm">
          <draw:text-box>
            <text:p text:style-name="P1"><text:span text:style-name="T2">MD: They were down.</text:span></text:p>
          </draw:text-box>
        </draw:frame>
        <draw:frame draw:style-name="gr27" draw:layer="layout" svg:width="12.16cm" svg:height="0.475cm" svg:x="2.003cm" svg:y="18.563cm">
          <draw:text-box>
            <text:p text:style-name="P1"><text:span text:style-name="T2">AS: So, basically, he didn't try to reach for the officer's gun in any way?</text:span></text:p>
          </draw:text-box>
        </draw:frame>
        <draw:frame draw:style-name="gr24" draw:layer="layout" svg:width="4.345cm" svg:height="0.475cm" svg:x="2.003cm" svg:y="19.201cm">
          <draw:text-box>
            <text:p text:style-name="P1"><text:span text:style-name="T2">MD: No, I didn't see him.</text:span></text:p>
          </draw:text-box>
        </draw:frame>
        <draw:frame draw:style-name="gr28" draw:layer="layout" svg:width="8.82cm" svg:height="0.475cm" svg:x="2.003cm" svg:y="19.84cm">
          <draw:text-box>
            <text:p text:style-name="P1"><text:span text:style-name="T2">GS: At any time, did Pedie attack the police officer?</text:span></text:p>
          </draw:text-box>
        </draw:frame>
        <draw:frame draw:style-name="gr29" draw:layer="layout" svg:width="11.246cm" svg:height="0.475cm" svg:x="2.003cm" svg:y="20.479cm">
          <draw:text-box>
            <text:p text:style-name="P1"><text:span text:style-name="T2">MD: Before he got shot, no, he tried to move, he tried to get away.</text:span></text:p>
          </draw:text-box>
        </draw:frame>
        <draw:frame draw:style-name="gr30" draw:layer="layout" svg:width="17.27cm" svg:height="0.475cm" svg:x="2.003cm" svg:y="21.117cm">
          <draw:text-box>
            <text:p text:style-name="P1"><text:span text:style-name="T2">AS: Basically, before the shoot took place, Pedie was trying to get away from the conflict and tried to </text:span></text:p>
          </draw:text-box>
        </draw:frame>
        <draw:frame draw:style-name="gr31" draw:layer="layout" svg:width="1.945cm" svg:height="0.475cm" svg:x="2.003cm" svg:y="21.604cm">
          <draw:text-box>
            <text:p text:style-name="P1"><text:span text:style-name="T2">avoid any...</text:span></text:p>
          </draw:text-box>
        </draw:frame>
        <draw:frame draw:style-name="gr32" draw:layer="layout" svg:width="8.02cm" svg:height="0.475cm" svg:x="2.003cm" svg:y="22.242cm">
          <draw:text-box>
            <text:p text:style-name="P1"><text:span text:style-name="T2">FR: How far away were you from this incident.</text:span></text:p>
          </draw:text-box>
        </draw:frame>
        <draw:frame draw:style-name="gr33" draw:layer="layout" svg:width="7.69cm" svg:height="0.475cm" svg:x="2.003cm" svg:y="22.881cm">
          <draw:text-box>
            <text:p text:style-name="P1"><text:span text:style-name="T2">MD: 10 feet. (indicates distance on sidewalk)</text:span></text:p>
          </draw:text-box>
        </draw:frame>
        <draw:frame draw:style-name="gr34" draw:layer="layout" svg:width="5.594cm" svg:height="0.475cm" svg:x="2.003cm" svg:y="23.519cm">
          <draw:text-box>
            <text:p text:style-name="P1"><text:span text:style-name="T2">FR: That's only about 6 or 7 feet.</text:span></text:p>
          </draw:text-box>
        </draw:frame>
        <draw:frame draw:style-name="gr35" draw:layer="layout" svg:width="1.623cm" svg:height="0.475cm" svg:x="2.003cm" svg:y="24.158cm">
          <draw:text-box>
            <text:p text:style-name="P1"><text:span text:style-name="T2">MD: OK.</text:span></text:p>
          </draw:text-box>
        </draw:frame>
      </draw:page>
      <draw:page draw:name="page2" draw:style-name="dp1" draw:master-page-name="master-page3">
        <draw:frame draw:style-name="gr36" draw:layer="layout" svg:width="14.603cm" svg:height="0.475cm" svg:x="2.003cm" svg:y="2.018cm">
          <draw:text-box>
            <text:p text:style-name="P1"><text:span text:style-name="T2">SJ: Up until the shooting was there any communication between Pedie and the police?</text:span></text:p>
          </draw:text-box>
        </draw:frame>
        <draw:frame draw:style-name="gr37" draw:layer="layout" svg:width="17.261cm" svg:height="0.475cm" svg:x="2.003cm" svg:y="2.656cm">
          <draw:text-box>
            <text:p text:style-name="P1"><text:span text:style-name="T2">MD: The officer said, "Don't try to fight me." Pedie was just trying to get away and to go home cause </text:span></text:p>
          </draw:text-box>
        </draw:frame>
        <draw:frame draw:style-name="gr38" draw:layer="layout" svg:width="9.303cm" svg:height="0.475cm" svg:x="2.003cm" svg:y="3.143cm">
          <draw:text-box>
            <text:p text:style-name="P1"><text:span text:style-name="T2">he felt there was a lot of pressure and pain on his body.</text:span></text:p>
          </draw:text-box>
        </draw:frame>
        <draw:frame draw:style-name="gr39" draw:layer="layout" svg:width="8.435cm" svg:height="0.475cm" svg:x="2.003cm" svg:y="3.782cm">
          <draw:text-box>
            <text:p text:style-name="P1"><text:span text:style-name="T2">FR: Did Pedie act like he was trying to run away?</text:span></text:p>
          </draw:text-box>
        </draw:frame>
        <draw:frame draw:style-name="gr40" draw:layer="layout" svg:width="8.773cm" svg:height="0.475cm" svg:x="2.003cm" svg:y="4.42cm">
          <draw:text-box>
            <text:p text:style-name="P1"><text:span text:style-name="T2">MD: He tried to avoid all this by trying to go home.</text:span></text:p>
          </draw:text-box>
        </draw:frame>
        <draw:frame draw:style-name="gr41" draw:layer="layout" svg:width="4.574cm" svg:height="0.475cm" svg:x="2.003cm" svg:y="5.059cm">
          <draw:text-box>
            <text:p text:style-name="P1"><text:span text:style-name="T2">FR: What were you doing?</text:span></text:p>
          </draw:text-box>
        </draw:frame>
        <draw:frame draw:style-name="gr42" draw:layer="layout" svg:width="5.459cm" svg:height="0.475cm" svg:x="2.003cm" svg:y="5.697cm">
          <draw:text-box>
            <text:p text:style-name="P1"><text:span text:style-name="T2">MD: I was watching at the door.</text:span></text:p>
          </draw:text-box>
        </draw:frame>
        <draw:frame draw:style-name="gr43" draw:layer="layout" svg:width="10.471cm" svg:height="0.475cm" svg:x="2.003cm" svg:y="6.336cm">
          <draw:text-box>
            <text:p text:style-name="P1"><text:span text:style-name="T2">FR: What were you doing? Were you there to buy something?</text:span></text:p>
          </draw:text-box>
        </draw:frame>
        <draw:frame draw:style-name="gr44" draw:layer="layout" svg:width="8.249cm" svg:height="0.475cm" svg:x="2.003cm" svg:y="6.974cm">
          <draw:text-box>
            <text:p text:style-name="P1"><text:span text:style-name="T2">MD: I work here at Uncle Sam's, the liquor store</text:span></text:p>
          </draw:text-box>
        </draw:frame>
        <draw:frame draw:style-name="gr45" draw:layer="layout" svg:width="8.346cm" svg:height="0.475cm" svg:x="2.003cm" svg:y="7.613cm">
          <draw:text-box>
            <text:p text:style-name="P1"><text:span text:style-name="T2">FR: What did the police do after they shot Pedie?</text:span></text:p>
          </draw:text-box>
        </draw:frame>
        <draw:frame draw:style-name="gr46" draw:layer="layout" svg:width="4.646cm" svg:height="0.475cm" svg:x="2.003cm" svg:y="8.251cm">
          <draw:text-box>
            <text:p text:style-name="P1"><text:span text:style-name="T2">MD: He called for back up.</text:span></text:p>
          </draw:text-box>
        </draw:frame>
        <draw:frame draw:style-name="gr47" draw:layer="layout" svg:width="11.707cm" svg:height="0.475cm" svg:x="2.003cm" svg:y="8.89cm">
          <draw:text-box>
            <text:p text:style-name="P1"><text:span text:style-name="T2">FR: Did you see him try to confiscate people's cameras? Telephones?</text:span></text:p>
          </draw:text-box>
        </draw:frame>
        <draw:frame draw:style-name="gr48" draw:layer="layout" svg:width="1.53cm" svg:height="0.475cm" svg:x="2.003cm" svg:y="9.528cm">
          <draw:text-box>
            <text:p text:style-name="P1"><text:span text:style-name="T2">MD: No.</text:span></text:p>
          </draw:text-box>
        </draw:frame>
        <draw:frame draw:style-name="gr49" draw:layer="layout" svg:width="7.876cm" svg:height="0.475cm" svg:x="2.003cm" svg:y="10.167cm">
          <draw:text-box>
            <text:p text:style-name="P1"><text:span text:style-name="T2">FR: Did you hear Pedie say "Don't shoot me?"</text:span></text:p>
          </draw:text-box>
        </draw:frame>
        <draw:frame draw:style-name="gr48" draw:layer="layout" svg:width="1.53cm" svg:height="0.475cm" svg:x="2.003cm" svg:y="10.805cm">
          <draw:text-box>
            <text:p text:style-name="P1"><text:span text:style-name="T2">MD: No.</text:span></text:p>
          </draw:text-box>
        </draw:frame>
        <draw:frame draw:style-name="gr50" draw:layer="layout" svg:width="6.703cm" svg:height="0.475cm" svg:x="2.003cm" svg:y="11.444cm">
          <draw:text-box>
            <text:p text:style-name="P1"><text:span text:style-name="T2">SJ: What did you do after the shooting?</text:span></text:p>
          </draw:text-box>
        </draw:frame>
        <draw:frame draw:style-name="gr51" draw:layer="layout" svg:width="3.198cm" svg:height="0.475cm" svg:x="2.003cm" svg:y="12.082cm">
          <draw:text-box>
            <text:p text:style-name="P1"><text:span text:style-name="T2">MD: I went inside.</text:span></text:p>
          </draw:text-box>
        </draw:frame>
        <draw:frame draw:style-name="gr52" draw:layer="layout" svg:width="5.048cm" svg:height="0.475cm" svg:x="2.003cm" svg:y="12.721cm">
          <draw:text-box>
            <text:p text:style-name="P1"><text:span text:style-name="T2">FR: Did you talk to anybody?</text:span></text:p>
          </draw:text-box>
        </draw:frame>
        <draw:frame draw:style-name="gr48" draw:layer="layout" svg:width="1.53cm" svg:height="0.475cm" svg:x="2.003cm" svg:y="13.359cm">
          <draw:text-box>
            <text:p text:style-name="P1"><text:span text:style-name="T2">MD: No.</text:span></text:p>
          </draw:text-box>
        </draw:frame>
        <draw:frame draw:style-name="gr53" draw:layer="layout" svg:width="17.376cm" svg:height="0.475cm" svg:x="2.003cm" svg:y="13.998cm">
          <draw:text-box>
            <text:p text:style-name="P1"><text:span text:style-name="T2">AS: He talked to me after and I asked him a lot of questions before he went to the police statement for </text:span></text:p>
          </draw:text-box>
        </draw:frame>
        <draw:frame draw:style-name="gr54" draw:layer="layout" svg:width="17.503cm" svg:height="0.475cm" svg:x="2.003cm" svg:y="14.485cm">
          <draw:text-box>
            <text:p text:style-name="P1"><text:span text:style-name="T2">the testimony. And he made a clear statement that there was no misact or misbehaviour by Pedie, trying</text:span></text:p>
          </draw:text-box>
        </draw:frame>
        <draw:frame draw:style-name="gr55" draw:layer="layout" svg:width="6.699cm" svg:height="0.475cm" svg:x="2.003cm" svg:y="14.972cm">
          <draw:text-box>
            <text:p text:style-name="P1"><text:span text:style-name="T2">to reach for the officer's gun in anyway.</text:span></text:p>
          </draw:text-box>
        </draw:frame>
        <draw:frame draw:style-name="gr56" draw:layer="layout" svg:width="3.981cm" svg:height="0.475cm" svg:x="2.003cm" svg:y="15.61cm">
          <draw:text-box>
            <text:p text:style-name="P1"><text:span text:style-name="T2">FR: What's your name?</text:span></text:p>
          </draw:text-box>
        </draw:frame>
        <draw:frame draw:style-name="gr57" draw:layer="layout" svg:width="3.139cm" svg:height="0.475cm" svg:x="2.003cm" svg:y="16.249cm">
          <draw:text-box>
            <text:p text:style-name="P1"><text:span text:style-name="T2">AS: Adel Sumaha.</text:span></text:p>
          </draw:text-box>
        </draw:frame>
        <draw:frame draw:style-name="gr58" draw:layer="layout" svg:width="10.297cm" svg:height="0.475cm" svg:x="2.003cm" svg:y="16.887cm">
          <draw:text-box>
            <text:p text:style-name="P1"><text:span text:style-name="T2">FR: How soon after the incident did you arrive on the scene?</text:span></text:p>
          </draw:text-box>
        </draw:frame>
        <draw:frame draw:style-name="gr19" draw:layer="layout" svg:width="17.02cm" svg:height="0.475cm" svg:x="2.003cm" svg:y="17.526cm">
          <draw:text-box>
            <text:p text:style-name="P1"><text:span text:style-name="T2">AS: I received a phone call from the manager a few minutes after it happened, and the police officer </text:span></text:p>
          </draw:text-box>
        </draw:frame>
        <draw:frame draw:style-name="gr59" draw:layer="layout" svg:width="16.927cm" svg:height="0.475cm" svg:x="2.003cm" svg:y="18.013cm">
          <draw:text-box>
            <text:p text:style-name="P1"><text:span text:style-name="T2">said it's important that I come there as soon as I can to provide them with a copy of the surveillance </text:span></text:p>
          </draw:text-box>
        </draw:frame>
        <draw:frame draw:style-name="gr60" draw:layer="layout" svg:width="0.811cm" svg:height="0.475cm" svg:x="2.003cm" svg:y="18.499cm">
          <draw:text-box>
            <text:p text:style-name="P1"><text:span text:style-name="T2">tape.</text:span></text:p>
          </draw:text-box>
        </draw:frame>
        <draw:frame draw:style-name="gr61" draw:layer="layout" svg:width="7.846cm" svg:height="0.475cm" svg:x="2.003cm" svg:y="19.138cm">
          <draw:text-box>
            <text:p text:style-name="P1"><text:span text:style-name="T2">FR: How do you have authority over the tape?</text:span></text:p>
          </draw:text-box>
        </draw:frame>
        <draw:frame draw:style-name="gr62" draw:layer="layout" svg:width="9.078cm" svg:height="0.475cm" svg:x="2.003cm" svg:y="19.777cm">
          <draw:text-box>
            <text:p text:style-name="P1"><text:span text:style-name="T2">AS: By the store manager, he allowed me to obtain it.</text:span></text:p>
          </draw:text-box>
        </draw:frame>
        <draw:frame draw:style-name="gr63" draw:layer="layout" svg:width="7.19cm" svg:height="0.475cm" svg:x="2.003cm" svg:y="20.415cm">
          <draw:text-box>
            <text:p text:style-name="P1"><text:span text:style-name="T2">FR: You are a friend of the store manager?</text:span></text:p>
          </draw:text-box>
        </draw:frame>
        <draw:frame draw:style-name="gr64" draw:layer="layout" svg:width="17.278cm" svg:height="0.475cm" svg:x="2.003cm" svg:y="21.054cm">
          <draw:text-box>
            <text:p text:style-name="P1"><text:span text:style-name="T2">AS: I know him; I'm a civil rights activist, I know a lot of people in the Bay Area. They know me and </text:span></text:p>
          </draw:text-box>
        </draw:frame>
        <draw:frame draw:style-name="gr65" draw:layer="layout" svg:width="16.681cm" svg:height="0.475cm" svg:x="2.003cm" svg:y="21.54cm">
          <draw:text-box>
            <text:p text:style-name="P1"><text:span text:style-name="T2">they know I'm capable to deal with surveillance electronics. Then when I came I obtained the tape.</text:span></text:p>
          </draw:text-box>
        </draw:frame>
        <draw:frame draw:style-name="gr66" draw:layer="layout" svg:width="8.638cm" svg:height="0.475cm" svg:x="2.003cm" svg:y="22.179cm">
          <draw:text-box>
            <text:p text:style-name="P1"><text:span text:style-name="T2">FR: How long after the shooting did you get there?</text:span></text:p>
          </draw:text-box>
        </draw:frame>
        <draw:frame draw:style-name="gr67" draw:layer="layout" svg:width="3.672cm" svg:height="0.475cm" svg:x="2.003cm" svg:y="22.817cm">
          <draw:text-box>
            <text:p text:style-name="P1"><text:span text:style-name="T2">AS: About 5 minutes.</text:span></text:p>
          </draw:text-box>
        </draw:frame>
      </draw:page>
      <draw:page draw:name="page3" draw:style-name="dp1" draw:master-page-name="master-page3">
        <draw:frame draw:style-name="gr68" draw:layer="layout" svg:width="6.445cm" svg:height="0.475cm" svg:x="2.003cm" svg:y="2.018cm">
          <draw:text-box>
            <text:p text:style-name="P1"><text:span text:style-name="T2">FR: Do you live in the neighborhood?</text:span></text:p>
          </draw:text-box>
        </draw:frame>
        <draw:frame draw:style-name="gr69" draw:layer="layout" svg:width="17.549cm" svg:height="0.475cm" svg:x="2.003cm" svg:y="2.656cm">
          <draw:text-box>
            <text:p text:style-name="P1"><text:span text:style-name="T2">AS: Yes, with my cousin here.... What happened after is: when I came I provided the police department </text:span></text:p>
          </draw:text-box>
        </draw:frame>
        <draw:frame draw:style-name="gr70" draw:layer="layout" svg:width="16.842cm" svg:height="0.475cm" svg:x="2.003cm" svg:y="3.143cm">
          <draw:text-box>
            <text:p text:style-name="P1"><text:span text:style-name="T2">with a copy of the tape, and I provide the DA another copy, but I heard the officers wanted to come </text:span></text:p>
          </draw:text-box>
        </draw:frame>
        <draw:frame draw:style-name="gr71" draw:layer="layout" svg:width="17.109cm" svg:height="0.475cm" svg:x="2.003cm" svg:y="3.63cm">
          <draw:text-box>
            <text:p text:style-name="P1"><text:span text:style-name="T2">back and get more; they came back after 4 hours and they took the entire system. But I already had a </text:span></text:p>
          </draw:text-box>
        </draw:frame>
        <draw:frame draw:style-name="gr72" draw:layer="layout" svg:width="17.266cm" svg:height="0.475cm" svg:x="2.003cm" svg:y="4.117cm">
          <draw:text-box>
            <text:p text:style-name="P1"><text:span text:style-name="T2">copy for the store, and I asked the manager, "Can we use this for the family and the public?" and they </text:span></text:p>
          </draw:text-box>
        </draw:frame>
        <draw:frame draw:style-name="gr73" draw:layer="layout" svg:width="3.38cm" svg:height="0.475cm" svg:x="2.003cm" svg:y="4.604cm">
          <draw:text-box>
            <text:p text:style-name="P1"><text:span text:style-name="T2">said, "No problem."</text:span></text:p>
          </draw:text-box>
        </draw:frame>
        <draw:frame draw:style-name="gr74" draw:layer="layout" svg:width="9.641cm" svg:height="0.475cm" svg:x="2.003cm" svg:y="5.242cm">
          <draw:text-box>
            <text:p text:style-name="P1"><text:span text:style-name="T2">FR: Were there other eye witnesses besides Muhammad?</text:span></text:p>
          </draw:text-box>
        </draw:frame>
        <draw:frame draw:style-name="gr75" draw:layer="layout" svg:width="15.411cm" svg:height="0.475cm" svg:x="2.003cm" svg:y="5.881cm">
          <draw:text-box>
            <text:p text:style-name="P1"><text:span text:style-name="T2">AS: Muhammad was the main one. He was about 5 to 6 feet away from where it happened.</text:span></text:p>
          </draw:text-box>
        </draw:frame>
        <draw:frame draw:style-name="gr76" draw:layer="layout" svg:width="6.979cm" svg:height="0.475cm" svg:x="2.003cm" svg:y="6.519cm">
          <draw:text-box>
            <text:p text:style-name="P1"><text:span text:style-name="T2">SJ: Why did the police come after Pedie?</text:span></text:p>
          </draw:text-box>
        </draw:frame>
        <draw:frame draw:style-name="gr77" draw:layer="layout" svg:width="13.786cm" svg:height="0.475cm" svg:x="2.003cm" svg:y="7.158cm">
          <draw:text-box>
            <text:p text:style-name="P1"><text:span text:style-name="T2">MD: I don't know. I just saw the police walking just right to the front of the store.</text:span></text:p>
          </draw:text-box>
        </draw:frame>
        <draw:frame draw:style-name="gr78" draw:layer="layout" svg:width="8.219cm" svg:height="0.475cm" svg:x="2.003cm" svg:y="7.796cm">
          <draw:text-box>
            <text:p text:style-name="P1"><text:span text:style-name="T2">FR: Were the police there to disperse the crowd?</text:span></text:p>
          </draw:text-box>
        </draw:frame>
        <draw:frame draw:style-name="gr79" draw:layer="layout" svg:width="17.456cm" svg:height="0.475cm" svg:x="2.003cm" svg:y="8.435cm">
          <draw:text-box>
            <text:p text:style-name="P1"><text:span text:style-name="T2">MD: Not too many people were in front of the store. The surveillance camera shows clearly that it was </text:span></text:p>
          </draw:text-box>
        </draw:frame>
        <draw:frame draw:style-name="gr80" draw:layer="layout" svg:width="8.282cm" svg:height="0.475cm" svg:x="2.003cm" svg:y="8.922cm">
          <draw:text-box>
            <text:p text:style-name="P1"><text:span text:style-name="T2">a very normal traffic. Customer in, customer out.</text:span></text:p>
          </draw:text-box>
        </draw:frame>
        <draw:frame draw:style-name="gr81" draw:layer="layout" svg:width="9.794cm" svg:height="0.475cm" svg:x="2.003cm" svg:y="9.56cm">
          <draw:text-box>
            <text:p text:style-name="P1"><text:span text:style-name="T2">FR: Why did the police say they were called to the scene?</text:span></text:p>
          </draw:text-box>
        </draw:frame>
        <draw:frame draw:style-name="gr82" draw:layer="layout" svg:width="8.181cm" svg:height="0.475cm" svg:x="2.003cm" svg:y="10.199cm">
          <draw:text-box>
            <text:p text:style-name="P1"><text:span text:style-name="T2">SJ: They said there was a complaint of loitering.</text:span></text:p>
          </draw:text-box>
        </draw:frame>
        <draw:frame draw:style-name="gr83" draw:layer="layout" svg:width="8.956cm" svg:height="0.475cm" svg:x="2.003cm" svg:y="10.837cm">
          <draw:text-box>
            <text:p text:style-name="P1"><text:span text:style-name="T2">FR: So nobody called them? Nobody from the store?</text:span></text:p>
          </draw:text-box>
        </draw:frame>
        <draw:frame draw:style-name="gr84" draw:layer="layout" svg:width="17.062cm" svg:height="0.475cm" svg:x="2.003cm" svg:y="11.476cm">
          <draw:text-box>
            <text:p text:style-name="P1"><text:span text:style-name="T2">AS: Nobody called them. Cadum boulevard is a traffic for police officers so you find every now and </text:span></text:p>
          </draw:text-box>
        </draw:frame>
        <draw:frame draw:style-name="gr85" draw:layer="layout" svg:width="11.288cm" svg:height="0.475cm" svg:x="2.003cm" svg:y="11.962cm">
          <draw:text-box>
            <text:p text:style-name="P1"><text:span text:style-name="T2">then officers pass by because it is the direction towards the station.</text:span></text:p>
          </draw:text-box>
        </draw:frame>
        <draw:frame draw:style-name="gr86" draw:layer="layout" svg:width="6.242cm" svg:height="0.475cm" svg:x="2.003cm" svg:y="12.601cm">
          <draw:text-box>
            <text:p text:style-name="P1"><text:span text:style-name="T2">RH.: Routine occasional passing by?</text:span></text:p>
          </draw:text-box>
        </draw:frame>
        <draw:frame draw:style-name="gr87" draw:layer="layout" svg:width="1.471cm" svg:height="0.475cm" svg:x="2.003cm" svg:y="13.24cm">
          <draw:text-box>
            <text:p text:style-name="P1"><text:span text:style-name="T2">AS: Yes.</text:span></text:p>
          </draw:text-box>
        </draw:frame>
        <draw:frame draw:style-name="gr88" draw:layer="layout" svg:width="7.271cm" svg:height="0.475cm" svg:x="2.003cm" svg:y="13.878cm">
          <draw:text-box>
            <text:p text:style-name="P1"><text:span text:style-name="T2">FR: Did you tell this story to other people?</text:span></text:p>
          </draw:text-box>
        </draw:frame>
        <draw:frame draw:style-name="gr89" draw:layer="layout" svg:width="2.8cm" svg:height="0.475cm" svg:x="2.003cm" svg:y="14.517cm">
          <draw:text-box>
            <text:p text:style-name="P1"><text:span text:style-name="T2">MD: The media.</text:span></text:p>
          </draw:text-box>
        </draw:frame>
        <draw:frame draw:style-name="gr90" draw:layer="layout" svg:width="7.059cm" svg:height="0.475cm" svg:x="2.003cm" svg:y="15.155cm">
          <draw:text-box>
            <text:p text:style-name="P1"><text:span text:style-name="T2">FR: Did you see any other eye witnesses?</text:span></text:p>
          </draw:text-box>
        </draw:frame>
        <draw:frame draw:style-name="gr91" draw:layer="layout" svg:width="16.66cm" svg:height="0.475cm" svg:x="2.003cm" svg:y="15.794cm">
          <draw:text-box>
            <text:p text:style-name="P1"><text:span text:style-name="T2">MD: One African American lady and one African American guy. And Steve Clark, I was with him.</text:span></text:p>
          </draw:text-box>
        </draw:frame>
        <draw:frame draw:style-name="gr92" draw:layer="layout" svg:width="4.76cm" svg:height="0.475cm" svg:x="2.003cm" svg:y="16.432cm">
          <draw:text-box>
            <text:p text:style-name="P1"><text:span text:style-name="T2">AS: They were side by side.</text:span></text:p>
          </draw:text-box>
        </draw:frame>
        <draw:frame draw:style-name="gr93" draw:layer="layout" svg:width="6.547cm" svg:height="0.475cm" svg:x="2.003cm" svg:y="17.071cm">
          <draw:text-box>
            <text:p text:style-name="P1"><text:span text:style-name="T2">FR: Do you have anything else to say?</text:span></text:p>
          </draw:text-box>
        </draw:frame>
        <draw:frame draw:style-name="gr94" draw:layer="layout" svg:width="8.981cm" svg:height="0.475cm" svg:x="2.003cm" svg:y="17.709cm">
          <draw:text-box>
            <text:p text:style-name="P1"><text:span text:style-name="T2">AS: Do you think that the police officer overreacted?</text:span></text:p>
          </draw:text-box>
        </draw:frame>
        <draw:frame draw:style-name="gr95" draw:layer="layout" svg:width="8.896cm" svg:height="0.475cm" svg:x="2.003cm" svg:y="18.348cm">
          <draw:text-box>
            <text:p text:style-name="P1"><text:span text:style-name="T2">MD: Yes, why didn't he shoot his leg? To scare him?</text:span></text:p>
          </draw:text-box>
        </draw:frame>
        <draw:frame draw:style-name="gr96" draw:layer="layout" svg:width="4.743cm" svg:height="0.475cm" svg:x="2.003cm" svg:y="18.986cm">
          <draw:text-box>
            <text:p text:style-name="P1"><text:span text:style-name="T2">SJ: Why did he shoot at all?</text:span></text:p>
          </draw:text-box>
        </draw:frame>
        <draw:frame draw:style-name="gr97" draw:layer="layout" svg:width="15.445cm" svg:height="0.475cm" svg:x="2.003cm" svg:y="19.625cm">
          <draw:text-box>
            <text:p text:style-name="P1"><text:span text:style-name="T2">FR: You're saying that Pedie came up, had his hands in the air and that's when he was shot?</text:span></text:p>
          </draw:text-box>
        </draw:frame>
        <draw:frame draw:style-name="gr98" draw:layer="layout" svg:width="17.397cm" svg:height="0.475cm" svg:x="2.003cm" svg:y="20.263cm">
          <draw:text-box>
            <text:p text:style-name="P1"><text:span text:style-name="T2">AS: For the record Muhammad confirmed that the police officer was panicked that night and acted for </text:span></text:p>
          </draw:text-box>
        </draw:frame>
        <draw:frame draw:style-name="gr99" draw:layer="layout" svg:width="1.738cm" svg:height="0.475cm" svg:x="2.003cm" svg:y="20.75cm">
          <draw:text-box>
            <text:p text:style-name="P1"><text:span text:style-name="T2">no reason.</text:span></text:p>
          </draw:text-box>
        </draw:frame>
        <draw:frame draw:style-name="gr100" draw:layer="layout" svg:width="9.142cm" svg:height="0.475cm" svg:x="2.003cm" svg:y="21.389cm">
          <draw:text-box>
            <text:p text:style-name="P1"><text:span text:style-name="T2">FR: Muhammad just said 5 times. How many bullets?</text:span></text:p>
          </draw:text-box>
        </draw:frame>
        <draw:frame draw:style-name="gr101" draw:layer="layout" svg:width="5.133cm" svg:height="0.475cm" svg:x="2.003cm" svg:y="22.027cm">
          <draw:text-box>
            <text:p text:style-name="P1"><text:span text:style-name="T2">MD: Four bullets, here, here...</text:span></text:p>
          </draw:text-box>
        </draw:frame>
        <draw:frame draw:style-name="gr102" draw:layer="layout" svg:width="10.539cm" svg:height="0.475cm" svg:x="2.003cm" svg:y="22.666cm">
          <draw:text-box>
            <text:p text:style-name="P1"><text:span text:style-name="T2">FR: Did Pedie say anything after he was struck by the bullets?</text:span></text:p>
          </draw:text-box>
        </draw:frame>
        <draw:frame draw:style-name="gr103" draw:layer="layout" svg:width="3.533cm" svg:height="0.475cm" svg:x="2.003cm" svg:y="23.304cm">
          <draw:text-box>
            <text:p text:style-name="P1"><text:span text:style-name="T2">FR: He fell forward?</text:span></text:p>
          </draw:text-box>
        </draw:frame>
        <draw:frame draw:style-name="gr104" draw:layer="layout" svg:width="17.067cm" svg:height="0.475cm" svg:x="2.003cm" svg:y="23.943cm">
          <draw:text-box>
            <text:p text:style-name="P1"><text:span text:style-name="T2">MD: Yes; he screamed when he got shot then he tried to go towards the police officer, like, "stop it." </text:span></text:p>
          </draw:text-box>
        </draw:frame>
        <draw:frame draw:style-name="gr105" draw:layer="layout" svg:width="6.204cm" svg:height="0.475cm" svg:x="2.003cm" svg:y="24.43cm">
          <draw:text-box>
            <text:p text:style-name="P1"><text:span text:style-name="T2">But then he went back into the store.</text:span></text:p>
          </draw:text-box>
        </draw:frame>
      </draw:page>
      <draw:page draw:name="page4" draw:style-name="dp1" draw:master-page-name="master-page3">
        <draw:frame draw:style-name="gr106" draw:layer="layout" svg:width="17.028cm" svg:height="0.475cm" svg:x="2.003cm" svg:y="2.018cm">
          <draw:text-box>
            <text:p text:style-name="P1"><text:span text:style-name="T2">FR: So first he stumbled forward towards the police officer and then he went back into the store and </text:span></text:p>
          </draw:text-box>
        </draw:frame>
        <draw:frame draw:style-name="gr107" draw:layer="layout" svg:width="0.836cm" svg:height="0.475cm" svg:x="2.003cm" svg:y="2.505cm">
          <draw:text-box>
            <text:p text:style-name="P1"><text:span text:style-name="T2">died.</text:span></text:p>
          </draw:text-box>
        </draw:frame>
        <draw:frame draw:style-name="gr108" draw:layer="layout" svg:width="1.611cm" svg:height="0.475cm" svg:x="2.003cm" svg:y="3.143cm">
          <draw:text-box>
            <text:p text:style-name="P1"><text:span text:style-name="T2">MD: Yes.</text:span></text:p>
          </draw:text-box>
        </draw:frame>
        <draw:frame draw:style-name="gr109" draw:layer="layout" svg:width="2.686cm" svg:height="0.475cm" svg:x="2.003cm" svg:y="3.782cm">
          <draw:text-box>
            <text:p text:style-name="P1"><text:span text:style-name="T2">GS: Thank you.</text:span></text:p>
          </draw:text-box>
        </draw:frame>
        <draw:frame draw:style-name="gr110" draw:layer="layout" svg:width="17.003cm" svg:height="0.475cm" svg:x="2.003cm" svg:y="4.42cm">
          <draw:text-box>
            <text:p text:style-name="P1"><text:span text:style-name="T2">AS: Just want to confirm. The distance between Muhammad and Pedie's body and the police officer </text:span></text:p>
          </draw:text-box>
        </draw:frame>
        <draw:frame draw:style-name="gr111" draw:layer="layout" svg:width="17.511cm" svg:height="0.475cm" svg:x="2.003cm" svg:y="4.907cm">
          <draw:text-box>
            <text:p text:style-name="P1"><text:span text:style-name="T2">was 5 to 6 feet -- no more, no less, because it was measured by an investigator who was a previous cop </text:span></text:p>
          </draw:text-box>
        </draw:frame>
        <draw:frame draw:style-name="gr112" draw:layer="layout" svg:width="16.94cm" svg:height="0.475cm" svg:x="2.003cm" svg:y="5.394cm">
          <draw:text-box>
            <text:p text:style-name="P1"><text:span text:style-name="T2">in the city of Antioch. Further, after the incident took place, I brought to the investigators' attention, </text:span></text:p>
          </draw:text-box>
        </draw:frame>
        <draw:frame draw:style-name="gr113" draw:layer="layout" svg:width="17.579cm" svg:height="0.475cm" svg:x="2.003cm" svg:y="5.881cm">
          <draw:text-box>
            <text:p text:style-name="P1"><text:span text:style-name="T2">before Mohamad was taken to the police station for testimony, that this guy doesn't speak good English </text:span></text:p>
          </draw:text-box>
        </draw:frame>
        <draw:frame draw:style-name="gr114" draw:layer="layout" svg:width="17.202cm" svg:height="0.475cm" svg:x="2.003cm" svg:y="6.367cm">
          <draw:text-box>
            <text:p text:style-name="P1"><text:span text:style-name="T2">that would allow them to go further with the investigation of such an incident, so he's not going to be </text:span></text:p>
          </draw:text-box>
        </draw:frame>
        <draw:frame draw:style-name="gr115" draw:layer="layout" svg:width="15.488cm" svg:height="0.475cm" svg:x="2.003cm" svg:y="6.854cm">
          <draw:text-box>
            <text:p text:style-name="P1"><text:span text:style-name="T2">able to provide details as he should without a translator. They said, "No, he's OK, he's OK."</text:span></text:p>
          </draw:text-box>
        </draw:frame>
        <draw:frame draw:style-name="gr116" draw:layer="layout" svg:width="9.434cm" svg:height="0.475cm" svg:x="2.003cm" svg:y="7.493cm">
          <draw:text-box>
            <text:p text:style-name="P1"><text:span text:style-name="T2">FR: You offered to translate, and they turned you down.</text:span></text:p>
          </draw:text-box>
        </draw:frame>
        <draw:frame draw:style-name="gr117" draw:layer="layout" svg:width="17.266cm" svg:height="0.475cm" svg:x="2.003cm" svg:y="8.131cm">
          <draw:text-box>
            <text:p text:style-name="P1"><text:span text:style-name="T2">AS: Yes. The second thing that really bother me -- every time that I ask an investigator for the City of </text:span></text:p>
          </draw:text-box>
        </draw:frame>
        <draw:frame draw:style-name="gr118" draw:layer="layout" svg:width="17.481cm" svg:height="0.475cm" svg:x="2.003cm" svg:y="8.618cm">
          <draw:text-box>
            <text:p text:style-name="P1"><text:span text:style-name="T2">Richmond or the Sheriff's Department investigators, to the DA, every time I ask for their business card </text:span></text:p>
          </draw:text-box>
        </draw:frame>
        <draw:frame draw:style-name="gr119" draw:layer="layout" svg:width="17.448cm" svg:height="0.475cm" svg:x="2.003cm" svg:y="9.105cm">
          <draw:text-box>
            <text:p text:style-name="P1"><text:span text:style-name="T2">they refuse to provide it. And I said, "Wait a minute, now you're taking my information off my ID, and </text:span></text:p>
          </draw:text-box>
        </draw:frame>
        <draw:frame draw:style-name="gr120" draw:layer="layout" svg:width="17.295cm" svg:height="0.475cm" svg:x="2.003cm" svg:y="9.592cm">
          <draw:text-box>
            <text:p text:style-name="P1"><text:span text:style-name="T2">you refuse to give me your information, that's not fair!" And they say, "Well, everything will be in the </text:span></text:p>
          </draw:text-box>
        </draw:frame>
        <draw:frame draw:style-name="gr121" draw:layer="layout" svg:width="15.263cm" svg:height="0.475cm" svg:x="2.003cm" svg:y="10.079cm">
          <draw:text-box>
            <text:p text:style-name="P1"><text:span text:style-name="T2">report, and if you want to look at it later on, you can have your attorneys take a look at it."</text:span></text:p>
          </draw:text-box>
        </draw:frame>
        <draw:frame draw:style-name="gr122" draw:layer="layout" svg:width="6.543cm" svg:height="0.475cm" svg:x="2.003cm" svg:y="10.717cm">
          <draw:text-box>
            <text:p text:style-name="P1"><text:span text:style-name="T2">FR: That's not only not fair, it's illegal.</text:span></text:p>
          </draw:text-box>
        </draw:frame>
        <draw:frame draw:style-name="gr123" draw:layer="layout" svg:width="16.707cm" svg:height="0.475cm" svg:x="2.003cm" svg:y="11.356cm">
          <draw:text-box>
            <text:p text:style-name="P1"><text:span text:style-name="T2">AS: That's not right. So basically every time I will ask them for their business card, try to get their </text:span></text:p>
          </draw:text-box>
        </draw:frame>
        <draw:frame draw:style-name="gr124" draw:layer="layout" svg:width="17.545cm" svg:height="0.475cm" svg:x="2.003cm" svg:y="11.843cm">
          <draw:text-box>
            <text:p text:style-name="P1"><text:span text:style-name="T2">name, they will bring [me some] excuse: "Oh, why are you trying to make it difficult? We're just trying </text:span></text:p>
          </draw:text-box>
        </draw:frame>
        <draw:frame draw:style-name="gr125" draw:layer="layout" svg:width="16.906cm" svg:height="0.475cm" svg:x="2.003cm" svg:y="12.329cm">
          <draw:text-box>
            <text:p text:style-name="P1"><text:span text:style-name="T2">to work something out." I say, "Well, you've taken my ID, you've taken ny personal information, so </text:span></text:p>
          </draw:text-box>
        </draw:frame>
        <draw:frame draw:style-name="gr126" draw:layer="layout" svg:width="8.117cm" svg:height="0.475cm" svg:x="2.003cm" svg:y="12.816cm">
          <draw:text-box>
            <text:p text:style-name="P1"><text:span text:style-name="T2">basically, I'm a part of this now. Who you are?" </text:span></text:p>
          </draw:text-box>
        </draw:frame>
        <draw:frame draw:style-name="gr127" draw:layer="layout" svg:width="12.761cm" svg:height="0.475cm" svg:x="2.003cm" svg:y="13.455cm">
          <draw:text-box>
            <text:p text:style-name="P1"><text:span text:style-name="T2">FR: They refused your legal request for them to identify themselves to you.</text:span></text:p>
          </draw:text-box>
        </draw:frame>
        <draw:frame draw:style-name="gr128" draw:layer="layout" svg:width="17.308cm" svg:height="0.475cm" svg:x="2.003cm" svg:y="14.093cm">
          <draw:text-box>
            <text:p text:style-name="P1"><text:span text:style-name="T2">AS: Yes, yes. And that happened almost with every person that asked me for my personal information </text:span></text:p>
          </draw:text-box>
        </draw:frame>
        <draw:frame draw:style-name="gr129" draw:layer="layout" svg:width="11.529cm" svg:height="0.475cm" svg:x="2.003cm" svg:y="14.58cm">
          <draw:text-box>
            <text:p text:style-name="P1"><text:span text:style-name="T2">that night. [recommendation for forensic equipment not transcribed]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2" svg:font-family="'Liberation Serif'"/>
    <style:font-face style:name="DejaVu Sans1" svg:font-family="'DejaVu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4-19T14:33:35.937595933</dc:date>
    <meta:document-statistic meta:object-count="133"/>
    <meta:generator>LibreOffice/4.2.7.2$Linux_X86_64 LibreOffice_project/420m0$Build-2</meta:generator>
  </office:meta>
</office:document-meta>
</file>